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style:font-name="Liberation Mono1" fo:font-size="48pt" style:font-size-asian="48pt" style:font-size-complex="48pt"/>
    </style:style>
    <style:style style:name="P2" style:family="paragraph">
      <style:text-properties style:font-name="Liberation Mono2" fo:font-size="24pt" style:font-size-asian="24pt" style:font-size-complex="24pt"/>
    </style:style>
    <style:style style:name="P3" style:family="paragraph">
      <style:paragraph-properties style:line-height-at-least="0.176cm"/>
      <style:text-properties style:font-name="Liberation Sans2" fo:font-size="22pt" style:font-size-asian="22pt" style:font-size-complex="22pt"/>
    </style:style>
    <style:style style:name="P4" style:family="paragraph">
      <style:paragraph-properties fo:text-align="start" style:punctuation-wrap="hanging" style:writing-mode="lr-tb"/>
      <style:text-properties fo:color="#ffffff" style:font-name="Liberation Mono2" fo:hyphenate="false"/>
    </style:style>
    <style:style style:name="P5" style:family="paragraph">
      <style:text-properties style:font-name="Liberation Mono1" fo:font-size="36pt" style:font-size-asian="36pt" style:font-size-complex="36pt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2" fo:font-size="24pt" style:font-size-asian="24pt" style:font-size-complex="24pt"/>
    </style:style>
    <style:style style:name="T3" style:family="text">
      <style:text-properties fo:color="#ffffff" style:text-line-through-style="none" style:text-line-through-type="none" style:font-name="Liberation Mono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Liberation Mono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742cm" svg:height="2.169cm" svg:x="6.129cm" svg:y="3.302cm">
          <draw:text-box>
            <text:p><text:span text:style-name="T1">CryptoParty DFW</text:span></text:p>
          </draw:text-box>
        </draw:frame>
        <draw:frame draw:style-name="gr2" draw:text-style-name="P2" draw:layer="layout" svg:width="25.4cm" svg:height="11.938cm" svg:x="1.3cm" svg:y="6.604cm">
          <draw:text-box>
            <text:p text:style-name="P2"><text:span text:style-name="T2">CryptoParty is a decentralized, global initiative to introduce the most basic cryptography software and the fundamental concepts of their operation to the general public, such as the Tor anonymity network, public key encryption (PGP/GPG), and OTR (Off The Record messaging).</text:span></text:p>
            <text:p text:style-name="P2"><text:span text:style-name="T2"/></text:p>
            <text:p text:style-name="P2"><text:span text:style-name="T2">CryptoParties are free to attend, public, and commercially and politically non-align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742cm" svg:height="2.169cm" svg:x="6.129cm" svg:y="3.302cm">
          <draw:text-box>
            <text:p><text:span text:style-name="T1">CryptoParty DFW</text:span></text:p>
          </draw:text-box>
        </draw:frame>
        <draw:frame draw:style-name="gr4" draw:text-style-name="P4" draw:layer="layout" svg:width="24.878cm" svg:height="6.497cm" svg:x="1.538cm" svg:y="6.86cm">
          <draw:text-box>
            <text:p text:style-name="P4"><text:span text:style-name="T3">We want everybody regardless of race, creed, religion, or gender to feel welcome.</text:span></text:p>
            <text:p text:style-name="P4"><text:span text:style-name="T3">Harassment of any kind will not be tolerated.</text:span></text:p>
            <text:p text:style-name="P4"><text:span text:style-name="T3">You will be asked to leave if your behavior warrants i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13.456cm" svg:height="8.885cm" svg:x="7.272cm" svg:y="6.863cm">
          <draw:text-box>
            <text:p><text:span text:style-name="T4">cryptoparty.in</text:span></text:p>
            <text:p><text:span text:style-name="T4">wtftacos.com</text:span></text:p>
            <text:p><text:span text:style-name="T4">@scottjosh</text:span></text:p>
            <text:p><text:span text:style-name="T4">@kylemaxwell</text:span></text:p>
            <text:p><text:span text:style-name="T4">@cryptopartydfw</text:span></text:p>
            <text:p><text:span text:style-name="T4">josh@wtftacos.com</text:span></text:p>
          </draw:text-box>
        </draw:frame>
        <draw:frame draw:style-name="gr1" draw:text-style-name="P1" draw:layer="layout" svg:width="15.742cm" svg:height="2.169cm" svg:x="6.129cm" svg:y="3.302cm">
          <draw:text-box>
            <text:p><text:span text:style-name="T1">CryptoParty DFW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MT" svg:font-family="'Gill Sans MT'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</meta:initial-creator>
    <meta:creation-date>2013-11-21T17:24:48.542832454</meta:creation-date>
    <dc:date>2014-04-17T18:41:50.683919214</dc:date>
    <meta:editing-duration>PT10M33S</meta:editing-duration>
    <meta:editing-cycles>5</meta:editing-cycles>
    <meta:generator>LibreOffice/4.2.3.3$Linux_X86_64 LibreOffice_project/83c30e1d504ecdd2378f8091077a89db769f6ca7</meta:generator>
    <dc:creator>Josh </dc:creator>
    <meta:document-statistic meta:object-count="33"/>
  </office:meta>
</office:document-meta>
</file>